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uentedepárrafopredeter." style:family="text">
      <style:text-properties fo:font-size="14pt" style:font-size-asian="14pt" style:font-size-complex="14pt"/>
    </style:style>
    <style:style style:name="T3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FOTOGRAFÍA HOY CON TÉCNICAS DE 1850</text:p>
      <text:p text:style-name="Normal"><text:span text:style-name="T2">Ante la <text:s text:c="2"/>hiper velocidad del quehacer fotográfico en la era del “boom digital” resulta necesario regresar siglos atrás y retomar esas técnicas antiguas que fundaron la historia de la fotografía y que ayudan a comprender por que la fotografía sigue siendo y será aspiración<text:s/></text:span><text:span text:style-name="T3">de “CONGELAR EL TIEMPO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RER</meta:initial-creator>
    <dc:creator>FERRER</dc:creator>
    <meta:creation-date>2021-04-12T14:22:00Z</meta:creation-date>
    <dc:date>2021-04-12T14:22:00Z</dc:date>
    <meta:template xlink:href="Normal.dotm" xlink:type="simple"/>
    <meta:editing-cycles>2</meta:editing-cycles>
    <meta:editing-duration>PT120S</meta:editing-duration>
    <meta:document-statistic meta:page-count="1" meta:paragraph-count="1" meta:word-count="51" meta:character-count="334" meta:row-count="2" meta:non-whitespace-character-count="284"/>
  </office:meta>
</office:document-meta>
</file>